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nux Libertine O" fo:font-size="14pt" fo:font-style="italic" officeooo:rsid="001d6af0" officeooo:paragraph-rsid="001d6af0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800000" style:font-name="Linux Libertine O" fo:font-size="18pt" style:text-underline-style="solid" style:text-underline-width="auto" style:text-underline-color="font-color" fo:font-weight="bold" officeooo:rsid="001d6af0" officeooo:paragraph-rsid="001d6af0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fd75b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f4093" officeooo:paragraph-rsid="001f409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nux Libertine O" fo:font-size="11pt" style:text-underline-style="solid" style:text-underline-width="auto" style:text-underline-color="font-color" fo:font-weight="bold" officeooo:rsid="001d6af0" officeooo:paragraph-rsid="001d6af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d6af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d75b" officeooo:paragraph-rsid="001fd75b"/>
    </style:style>
    <style:style style:name="T1" style:family="text">
      <style:text-properties officeooo:rsid="001f4093"/>
    </style:style>
    <style:style style:name="T2" style:family="text">
      <style:text-properties style:font-name="Linux Libertine O" fo:font-size="11pt" officeooo:rsid="001d6af0" style:font-size-asian="11pt" style:font-size-complex="11pt"/>
    </style:style>
    <style:style style:name="T3" style:family="text">
      <style:text-properties officeooo:rsid="001fd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el Et La Bete</text:p>
      <text:p text:style-name="P3">Axel FAUGAS – VERGE Romain – CAQUELIN Brieux</text:p>
      <text:p text:style-name="P1">Recherche documentaire, projet, information</text:p>
      <text:p text:style-name="P1"/>
      <text:p text:style-name="P2">Projet : Jeu d’aventure a travers les differents labels PEGI, progression linéaire, 2D</text:p>
      <text:p text:style-name="P2"/>
      <text:p text:style-name="P2"/>
      <text:p text:style-name="P2">Pegi : deux types : age – contenu</text:p>
      <text:p text:style-name="P2"/>
      <text:p text:style-name="P10">Age :</text:p>
      <text:list xml:id="list7473958256514488476" text:style-name="L1">
        <text:list-item>
          <text:p text:style-name="P5">3 : Tout public (Violence modérée appropriée pour les jeunes enfants, aucun mauvais langage toléré (Exemple : Mario, Fifa, Adibou)</text:p>
        </text:list-item>
      </text:list>
      <text:p text:style-name="P2"><text:tab/>Objectif : Educatif, <text:span text:style-name="T1">Distraction, Simulation</text:span></text:p>
      <text:p text:style-name="P2"/>
      <text:list xml:id="list130140957809385" text:continue-numbering="true" text:style-name="L1">
        <text:list-item>
          <text:p text:style-name="P5">7 : Déconseillé aux moins de 7 ans (violence modérée appropriée pour les jeunes enfants et quelques contenus qui peuvent être effrayants dès le jeune âge <text:span text:style-name="T1">(Exemple : Sonic, Sims, Licence Lego)</text:span></text:p>
          <text:p text:style-name="P9">Objectif : Jeu Narratif, Ouverture imaginatif</text:p>
          <text:p text:style-name="P9"/>
        </text:list-item>
        <text:list-item>
          <text:p text:style-name="P5">12 : Déconseillé aux moins de 12 ans (violence, un mauvais langage modéré, des jeux de hasard et quelques références à caractère érotique (Exemple : Dragonball Xenoverse, Need For Speed, The Last Guardien)</text:p>
          <text:p text:style-name="P6">Objectif : Jeux de santé, Defouloir, Comportement dangereux mais recul</text:p>
          <text:p text:style-name="P12"/>
        </text:list-item>
        <text:list-item>
          <text:p text:style-name="P6">16 : Déconseillé aux moins de 16 ans (violence explicite, un mauvais langage, des références ou contenus à caractères sexuels, des jeux de hasard ou l'utilisation de drogues. (Exemple : Destiny, Call Of Duty, Diablo III)</text:p>
          <text:p text:style-name="P6">Objectif : Implication du joueur, Aspect Social, Entrainement - Simulation </text:p>
        </text:list-item>
      </text:list>
      <text:p text:style-name="P11"/>
      <text:list xml:id="list130139079307842" text:continue-numbering="true" text:style-name="L1">
        <text:list-item>
          <text:p text:style-name="P5">18 : Déconseillé aux moins de 18 ans (violence graphique, incluant « violence envers des personnes sans défense », langage vulgaire, contenu à caractère fortement sexuel, jeux de hasard, utilisation de drogues ou discrimination (Exemple : GTA, Assassin’s Creed, South Park)</text:p>
          <text:p text:style-name="P6">Objectif : Message politique, Jeux engagés, Fiction pure</text:p>
        </text:list-item>
      </text:list>
      <text:p text:style-name="P2"/>
      <text:p text:style-name="P2"/>
      <text:p text:style-name="P10">Contenu : </text:p>
      <text:list xml:id="list2639308661554349607" text:style-name="L2">
        <text:list-item>
          <text:p text:style-name="P7">Violence</text:p>
        </text:list-item>
        <text:list-item>
          <text:p text:style-name="P7">Grossièretés de langage</text:p>
        </text:list-item>
        <text:list-item>
          <text:p text:style-name="P7">Peur</text:p>
        </text:list-item>
        <text:list-item>
          <text:p text:style-name="P7">Sexe</text:p>
        </text:list-item>
        <text:list-item>
          <text:p text:style-name="P7">Drogues</text:p>
        </text:list-item>
        <text:list-item>
          <text:p text:style-name="P7">Jeux de hasard</text:p>
        </text:list-item>
        <text:list-item>
          <text:p text:style-name="P7">Discrimination</text:p>
        </text:list-item>
        <text:list-item>
          <text:p text:style-name="P7">Onl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12:49.037892121</meta:creation-date>
    <dc:date>2017-11-10T12:59:36.487744900</dc:date>
    <meta:editing-duration>PT12M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7" meta:word-count="270" meta:character-count="1646" meta:non-whitespace-character-count="1414"/>
  </office:meta>
</office:document-meta>
</file>